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10" style:family="table-row">
      <style:table-row-properties style:keep-together="true" fo:keep-together="auto"/>
    </style:style>
    <style:style style:name="Table5.A10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062cm" table:align="left" style:writing-mode="lr-tb"/>
    </style:style>
    <style:style style:name="Table7.A" style:family="table-column">
      <style:table-column-properties style:column-width="17.062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78cm" fo:margin-left="-0.016cm" fo:margin-right="-0.062cm" table:align="margins" style:writing-mode="lr-tb"/>
    </style:style>
    <style:style style:name="Table11.A" style:family="table-column">
      <style:table-column-properties style:column-width="0.159cm" style:rel-column-width="609*"/>
    </style:style>
    <style:style style:name="Table11.B" style:family="table-column">
      <style:table-column-properties style:column-width="2.566cm" style:rel-column-width="9848*"/>
    </style:style>
    <style:style style:name="Table11.C" style:family="table-column">
      <style:table-column-properties style:column-width="2.461cm" style:rel-column-width="9442*"/>
    </style:style>
    <style:style style:name="Table11.D" style:family="table-column">
      <style:table-column-properties style:column-width="10.636cm" style:rel-column-width="40815*"/>
    </style:style>
    <style:style style:name="Table11.E" style:family="table-column">
      <style:table-column-properties style:column-width="1.256cm" style:rel-column-width="4821*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2" style:family="table-row">
      <style:table-row-properties style:min-row-height="1.685cm" style:keep-together="true" fo:keep-together="auto"/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fo:font-style="normal" fo:font-weight="normal" style:font-name-asian="Times New Roman" style:font-size-asian="10pt" style:language-asian="ar" style:country-asian="SA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1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2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3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6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3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CASO DE USO CUMR0005 – Registrar Usua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>Elaboró:Marcelo Romagnoli</text:p>
          </table:table-cell>
          <table:table-cell table:style-name="Table1.A1" office:value-type="string">
            <text:p>Aprobó: </text:p>
          </table:table-cell>
          <table:table-cell table:style-name="Table1.C1" office:value-type="string">
            <text:p>Revisó:</text:p>
          </table:table-cell>
        </table:table-row>
        <table:table-row table:style-name="Table1.2">
          <table:table-cell table:style-name="Table1.A2" office:value-type="string">
            <text:p>Fecha: 21-04-2011</text:p>
          </table:table-cell>
          <table:table-cell table:style-name="Table1.A2" office:value-type="string">
            <text:p>Fecha: </text:p>
          </table:table-cell>
          <table:table-cell table:style-name="Table1.C2" office:value-type="string">
            <text:p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0" text:outline-level="3">Código</text:h>
          </table:table-cell>
          <table:table-cell table:style-name="Table3.B1" office:value-type="string">
            <text:p text:style-name="P33">CUMR0005</text:p>
          </table:table-cell>
        </table:table-row>
        <table:table-row table:style-name="Table3.1">
          <table:table-cell table:style-name="Table3.A2" office:value-type="string">
            <text:h text:style-name="P30" text:outline-level="3">Paquete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0" text:outline-level="3">Nombre</text:h>
          </table:table-cell>
          <table:table-cell table:style-name="Table3.B2" office:value-type="string">
            <text:p text:style-name="P12">Registrar Usuario</text:p>
          </table:table-cell>
        </table:table-row>
        <table:table-row table:style-name="Table3.1">
          <table:table-cell table:style-name="Table3.A2" office:value-type="string">
            <text:h text:style-name="P31" text:outline-level="3">Versión</text:h>
          </table:table-cell>
          <table:table-cell table:style-name="Table3.B2" office:value-type="string">
            <text:p text:style-name="P12">1.0</text:p>
          </table:table-cell>
        </table:table-row>
        <table:table-row table:style-name="Table3.1">
          <table:table-cell table:style-name="Table3.A2" office:value-type="string">
            <text:h text:style-name="P31" text:outline-level="3">Importancia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31" text:outline-level="3">Prioridad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31" text:outline-level="3">Confeccionó</text:h>
          </table:table-cell>
          <table:table-cell table:style-name="Table3.B2" office:value-type="string">
            <text:p text:style-name="P12">Romagnoli Marcelo</text:p>
          </table:table-cell>
        </table:table-row>
        <table:table-row table:style-name="Table3.1">
          <table:table-cell table:style-name="Table3.A2" office:value-type="string">
            <text:h text:style-name="P31" text:outline-level="3">Relev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1" text:outline-level="3">Revis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1" text:outline-level="3">Descripción</text:h>
          </table:table-cell>
          <table:table-cell table:style-name="Table3.B2" office:value-type="string">
            <text:p text:style-name="P12">Mediante este caso de uso los accesantes al sitio del sistema, podran darse de alta para poder utilizar las funcionalidades del mismo.</text:p>
          </table:table-cell>
        </table:table-row>
        <table:table-row table:style-name="Table3.1">
          <table:table-cell table:style-name="Table3.A2" office:value-type="string">
            <text:h text:style-name="P31" text:outline-level="3">Actores</text:h>
          </table:table-cell>
          <table:table-cell table:style-name="Table3.B2" office:value-type="string">
            <text:p text:style-name="P5"><text:span text:style-name="T2">Invitado</text:span><text:span text:style-name="T2">:</text:span><text:span text:style-name="T3"> Persona que </text:span><text:span text:style-name="T3">ingresa al sitio sin tener privilegios de uso.</text:span></text:p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31" text:outline-level="3">Frecuencia </text:h>
          </table:table-cell>
          <table:table-cell table:style-name="Table3.B2" office:value-type="string">
            <text:p text:style-name="P14">Diariamente</text:p>
          </table:table-cell>
        </table:table-row>
        <table:table-row table:style-name="Table3.1">
          <table:table-cell table:style-name="Table3.A2" office:value-type="string">
            <text:h text:style-name="P30" text:outline-level="3">Comentarios</text:h>
          </table:table-cell>
          <table:table-cell table:style-name="Table3.B2" office:value-type="string">
            <text:p text:style-name="P14">&lt;Comentarios adicionales&gt;</text:p>
          </table:table-cell>
        </table:table-row>
        <table:table-row table:style-name="Table3.1">
          <table:table-cell table:style-name="Table3.A2" office:value-type="string">
            <text:h text:style-name="P30" text:outline-level="3">Observaciones</text:h>
          </table:table-cell>
          <table:table-cell table:style-name="Table3.B2" office:value-type="string">
            <text:p text:style-name="P14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2"><text:s/></text:span><text:span text:style-name="T6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2" text:outline-level="3">Precondición</text:h>
            </table:table-cell>
            <table:table-cell table:style-name="Table5.C1" office:value-type="string">
              <text:p text:style-name="P12"/>
            </table:table-cell>
            <table:table-cell table:style-name="Table5.D1" office:value-type="string">
              <text:p text:style-name="P16"/>
            </table:table-cell>
          </table:table-row>
        </table:table-header-rows>
        <table:table-row table:style-name="Table5.1">
          <table:table-cell table:style-name="Table5.A1" office:value-type="string">
            <text:p text:style-name="P25"/>
          </table:table-cell>
          <table:table-cell table:style-name="Table5.B2" office:value-type="string">
            <text:p text:style-name="P24">Nº</text:p>
          </table:table-cell>
          <table:table-cell table:style-name="Table5.B2" office:value-type="string">
            <text:h text:style-name="P30" text:outline-level="3">Paso (Flujo de Sucesos)</text:h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1</text:p>
          </table:table-cell>
          <table:table-cell table:style-name="Table5.B3" office:value-type="string">
            <text:p text:style-name="P12">El invitado ingresa en el link de “Registrar”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2</text:p>
          </table:table-cell>
          <table:table-cell table:style-name="Table5.B3" office:value-type="string">
            <text:p text:style-name="P12">El sistema presenta un formulario {cd 2.1} 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3</text:p>
          </table:table-cell>
          <table:table-cell table:style-name="Table5.B3" office:value-type="string">
            <text:p text:style-name="P12">El usuario completa los campos obligatorios como minimo. Y selecciona “Enviar”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4</text:p>
          </table:table-cell>
          <table:table-cell table:style-name="Table5.B3" office:value-type="string">
            <text:p text:style-name="P17"><text:span text:style-name="T3">El sistema verifica que el usuario no existe </text:span><text:span text:style-name="T2">&lt;&lt;include&gt;&gt;CULG0002_Verficar Usuario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5</text:p>
          </table:table-cell>
          <table:table-cell table:style-name="Table5.B3" office:value-type="string">
            <text:p text:style-name="P12">SI [El usuario ya existe] {sf 5.1}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6</text:p>
          </table:table-cell>
          <table:table-cell table:style-name="Table5.B3" office:value-type="string">
            <text:p text:style-name="P15">El sistema almacena los datos registrados desde el formulario.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3" office:value-type="string">
            <text:p text:style-name="P13">7</text:p>
          </table:table-cell>
          <table:table-cell table:style-name="Table5.B3" office:value-type="string">
            <text:p text:style-name="P12">FIN CASO DE USO</text:p>
          </table:table-cell>
          <table:table-cell table:style-name="Table5.D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 table:style-name="Table5.10">
          <table:table-cell table:style-name="Table5.A10" table:number-columns-spanned="4" office:value-type="string">
            <text:h text:style-name="P28" text:outline-level="5">Subflujos</text:h>
          </table:table-cell>
          <table:covered-table-cell/>
          <table:covered-table-cell/>
          <table:covered-table-cell/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>sf 5.1</text:p>
          </table:table-cell>
          <table:table-cell table:style-name="Table6.B1" office:value-type="string">
            <text:h text:style-name="P30" text:outline-level="3">Usuario existente</text:h>
          </table:table-cell>
        </table:table-row>
        <table:table-row table:style-name="Table6.1">
          <table:table-cell table:style-name="Table6.A2" office:value-type="string">
            <text:p text:style-name="P11">N°</text:p>
          </table:table-cell>
          <table:table-cell table:style-name="Table6.B2" office:value-type="string">
            <text:h text:style-name="P30" text:outline-level="3">Paso</text:h>
          </table:table-cell>
        </table:table-row>
        <table:table-row table:style-name="Table6.1">
          <table:table-cell table:style-name="Table6.A3" office:value-type="string">
            <text:p text:style-name="P13">5.1.1</text:p>
          </table:table-cell>
          <table:table-cell table:style-name="Table6.B3" office:value-type="string">
            <text:p text:style-name="P12">El sistema informa sobre la existencia del usuario y regresa al formulario de registración.</text:p>
          </table:table-cell>
        </table:table-row>
        <table:table-row table:style-name="Table6.1">
          <table:table-cell table:style-name="Table6.A3" office:value-type="string">
            <text:p text:style-name="P13">5.1.2</text:p>
          </table:table-cell>
          <table:table-cell table:style-name="Table6.B3" office:value-type="string">
            <text:p text:style-name="P12">Fin del Subflujo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header-rows>
          <table:table-row table:style-name="Table7.1">
            <table:table-cell table:style-name="Table7.A1" office:value-type="string">
              <text:h text:style-name="P28" text:outline-level="5">Consideraciones de diseño</text:h>
            </table:table-cell>
          </table:table-row>
        </table:table-header-rows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4">Cod</text:p>
            </table:table-cell>
            <table:table-cell table:style-name="Table11.B1" office:value-type="string">
              <text:p text:style-name="P24">Nombre</text:p>
            </table:table-cell>
            <table:table-cell table:style-name="Table11.B1" office:value-type="string">
              <text:h text:style-name="P30" text:outline-level="3">Descripción</text:h>
            </table:table-cell>
            <table:table-cell table:style-name="Table11.E1" office:value-type="string">
              <text:p text:style-name="P12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6"/>
          </table:table-cell>
          <table:table-cell table:style-name="Table11.B2" office:value-type="string">
            <text:p text:style-name="P13">cd 2.1</text:p>
          </table:table-cell>
          <table:table-cell table:style-name="Table11.B2" office:value-type="string">
            <text:p text:style-name="P13">Formulario</text:p>
          </table:table-cell>
          <table:table-cell table:style-name="Table11.B2" office:value-type="string">
            <text:p text:style-name="P12">El formulario de registración de usuario contendra los siguientes campos.</text:p>
            <text:p text:style-name="P5"><text:span text:style-name="T2">Título:</text:span><text:span text:style-name="T3"> “</text:span><text:span text:style-name="T3">Registrar Usuario”</text:span></text:p>
            <text:p text:style-name="P10"/>
            <text:p text:style-name="P10">Datos de Contacto:</text:p>
            <text:p text:style-name="P21"><text:span text:style-name="T4">Nombre:</text:span><text:span text:style-name="T3"> (Obligatorio)(Char 255)</text:span></text:p>
            <text:p text:style-name="P21"><text:span text:style-name="T4">Apellido:</text:span><text:span text:style-name="T3"> (Obligatorio)(Char 255)</text:span></text:p>
            <text:p text:style-name="P21"><text:span text:style-name="T4">Correo Electrónico:</text:span><text:span text:style-name="T3"> </text:span><text:span text:style-name="T3">(Obligatorio)</text:span><text:span text:style-name="T3">(Char 255)</text:span></text:p>
            <text:p text:style-name="P21"><text:span text:style-name="T4">Verificación de Correo Electrónico</text:span><text:span text:style-name="T4">:</text:span><text:span text:style-name="T3"> </text:span><text:span text:style-name="T3">El usuario ingresara nuevamente la misma dirección de mail que en el campo anterior.</text:span></text:p>
            <text:p text:style-name="P22"><text:span text:style-name="T4">Contraseña</text:span><text:span text:style-name="T4">:</text:span><text:span text:style-name="T3"> (Char 255)</text:span></text:p>
            <text:p text:style-name="P21"><text:span text:style-name="T4">Verificación de Contraseña</text:span><text:span text:style-name="T4">:</text:span><text:span text:style-name="T3"> </text:span><text:span text:style-name="T3">El usuario ingresara nuevamente la misma contraseña que en el campo anterior.</text:span></text:p>
            <text:p text:style-name="P23"/>
          </table:table-cell>
          <table:table-cell table:style-name="Table11.E1" office:value-type="string">
            <text:p text:style-name="P12"/>
          </table:table-cell>
        </table:table-row>
      </table:table>
      <text:p text:style-name="P2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4">Cod</text:p>
          </table:table-cell>
          <table:table-cell table:style-name="Table12.B1" office:value-type="string">
            <text:h text:style-name="P30" text:outline-level="3">Descripción</text:h>
          </table:table-cell>
        </table:table-row>
        <table:table-row table:style-name="Table12.2">
          <table:table-cell table:style-name="Table12.A2" office:value-type="string">
            <text:p text:style-name="P13">{Ob n}</text:p>
          </table:table-cell>
          <table:table-cell table:style-name="Table12.B2" office:value-type="string">
            <text:p text:style-name="P12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9" text:outline-level="5">Documentación anexa</text:h>
            </table:table-cell>
          </table:table-row>
        </table:table-header-rows>
      </table:table>
      <text:p text:style-name="P20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4">Nombre</text:p>
          </table:table-cell>
          <table:table-cell table:style-name="Table14.A1" office:value-type="string">
            <text:p text:style-name="P24">Tipo</text:p>
          </table:table-cell>
          <table:table-cell table:style-name="Table14.C1" office:value-type="string">
            <text:h text:style-name="P30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5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Registrar Usuario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06T13:44:10</dc:date>
    <meta:print-date>2113-01-01T00:00:00</meta:print-date>
    <meta:editing-cycles>15</meta:editing-cycles>
    <meta:editing-duration>P23DT23H1M38S</meta:editing-duration>
    <meta:generator>LibreOffice/3.3$Linux LibreOffice_project/330m19$Build-202</meta:generator>
    <meta:document-statistic meta:table-count="12" meta:image-count="0" meta:object-count="0" meta:page-count="3" meta:paragraph-count="89" meta:word-count="277" meta:character-count="1827"/>
    <meta:user-defined meta:name="Info 1"/>
    <meta:user-defined meta:name="Info 2"/>
    <meta:user-defined meta:name="Info 3"/>
    <meta:user-defined meta:name="Info 4"/>
  </office:meta>
</office:document-meta>
</file>